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charset="x-symbol"/>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Heading_20_1">
      <style:text-properties fo:color="#3366ff"/>
    </style:style>
    <style:style style:name="P2" style:family="paragraph" style:parent-style-name="Heading_20_1">
      <style:text-properties fo:color="#3366ff" style:font-name="Arial1" fo:language="en" fo:country="US"/>
    </style:style>
    <style:style style:name="P3" style:family="paragraph" style:parent-style-name="Heading_20_1">
      <style:paragraph-properties fo:line-height="200%"/>
    </style:style>
    <style:style style:name="P4" style:family="paragraph" style:parent-style-name="Heading_20_3">
      <style:paragraph-properties fo:line-height="171%"/>
    </style:style>
    <style:style style:name="P5" style:family="paragraph" style:parent-style-name="Heading_20_3">
      <style:text-properties style:font-name="Arial1" fo:language="en" fo:country="US"/>
    </style:style>
    <style:style style:name="P6" style:family="paragraph" style:parent-style-name="Heading_20_3">
      <style:text-properties style:font-name="Arial1" fo:language="en" fo:country="US" fo:background-color="#ffffff"/>
    </style:style>
    <style:style style:name="P7" style:family="paragraph" style:parent-style-name="Heading_20_2">
      <style:text-properties fo:language="en" fo:country="US"/>
    </style:style>
    <style:style style:name="P8" style:family="paragraph" style:parent-style-name="Heading_20_2">
      <style:text-properties fo:language="en" fo:country="US" fo:font-weight="normal"/>
    </style:style>
    <style:style style:name="P9" style:family="paragraph" style:parent-style-name="Heading_20_2">
      <style:text-properties fo:language="en" fo:country="US" fo:background-color="#ffffff"/>
    </style:style>
    <style:style style:name="P10" style:family="paragraph" style:parent-style-name="Text_20_body">
      <style:paragraph-properties fo:text-align="justify" style:justify-single-word="false"/>
    </style:style>
    <style:style style:name="P11" style:family="paragraph" style:parent-style-name="Text_20_body">
      <style:text-properties style:font-name="Arial1" fo:language="en" fo:country="US"/>
    </style:style>
    <style:style style:name="P12" style:family="paragraph" style:parent-style-name="Text_20_body">
      <style:paragraph-properties fo:text-align="justify" style:justify-single-word="false"/>
      <style:text-properties style:font-name="Arial1" fo:language="en" fo:country="US"/>
    </style:style>
    <style:style style:name="P13" style:family="paragraph" style:parent-style-name="Text_20_body">
      <style:text-properties style:font-name="Arial1" fo:language="en" fo:country="US" fo:font-weight="bold"/>
    </style:style>
    <style:style style:name="P14" style:family="paragraph" style:parent-style-name="Text_20_body">
      <style:text-properties style:font-name="Arial1" fo:font-size="10pt" fo:language="en" fo:country="US"/>
    </style:style>
    <style:style style:name="P15" style:family="paragraph" style:parent-style-name="Text_20_body">
      <style:text-properties style:font-name="Arial1" fo:font-size="10pt" fo:language="en" fo:country="US" fo:background-color="#ffffff"/>
    </style:style>
    <style:style style:name="P16" style:family="paragraph" style:parent-style-name="Text_20_body">
      <style:text-properties fo:color="#3366ff"/>
    </style:style>
    <style:style style:name="P17" style:family="paragraph" style:parent-style-name="Text_20_body">
      <style:text-properties fo:language="en" fo:country="US"/>
    </style:style>
    <style:style style:name="P18" style:family="paragraph" style:parent-style-name="Text_20_body">
      <style:text-properties fo:background-color="#ffffff"/>
    </style:style>
    <style:style style:name="P19" style:family="paragraph" style:parent-style-name="Text_20_body">
      <style:paragraph-properties style:line-height-at-least="0.423cm"/>
      <style:text-properties fo:color="#000000"/>
    </style:style>
    <style:style style:name="P20" style:family="paragraph" style:parent-style-name="Text_20_body">
      <style:paragraph-properties style:line-height-at-least="0.423cm"/>
      <style:text-properties fo:color="#000000" style:font-name="Arial1" fo:font-size="10pt" fo:language="en" fo:country="US"/>
    </style:style>
    <style:style style:name="P21" style:family="paragraph" style:parent-style-name="Text_20_body">
      <style:paragraph-properties fo:text-align="justify" style:justify-single-word="false" fo:padding-left="0cm" fo:padding-right="0cm" fo:padding-top="0.049cm" fo:padding-bottom="0cm" fo:border-left="none" fo:border-right="none" fo:border-top="0.035cm solid #808080" fo:border-bottom="none"/>
      <style:text-properties fo:color="#660066" style:font-name="Arial1" fo:language="en" fo:country="US"/>
    </style:style>
    <style:style style:name="P22" style:family="paragraph" style:parent-style-name="Text_20_body">
      <style:paragraph-properties fo:text-align="justify" style:justify-single-word="false" fo:padding-left="0cm" fo:padding-right="0cm" fo:padding-top="0.049cm" fo:padding-bottom="0cm" fo:border-left="none" fo:border-right="none" fo:border-top="0.035cm solid #808080" fo:border-bottom="none"/>
      <style:text-properties style:font-name="Arial1" fo:language="en" fo:country="US"/>
    </style:style>
    <style:style style:name="P23" style:family="paragraph" style:parent-style-name="Text_20_body">
      <style:paragraph-properties fo:margin-left="0.635cm" fo:margin-right="0cm" fo:text-indent="-0.635cm" style:auto-text-indent="false"/>
    </style:style>
    <style:style style:name="P24" style:family="paragraph" style:parent-style-name="Text_20_body">
      <style:paragraph-properties fo:margin-left="0cm" fo:margin-right="0cm" fo:text-indent="0.741cm" style:auto-text-indent="false"/>
      <style:text-properties style:font-name="Arial1" fo:font-size="10pt" fo:language="en" fo:country="US"/>
    </style:style>
    <style:style style:name="P25" style:family="paragraph" style:parent-style-name="Text_20_body">
      <style:paragraph-properties fo:margin-left="0cm" fo:margin-right="0cm" fo:text-indent="0.741cm" style:auto-text-indent="false"/>
      <style:text-properties fo:background-color="#ffffff"/>
    </style:style>
    <style:style style:name="P26" style:family="paragraph" style:parent-style-name="Text_20_body">
      <style:paragraph-properties fo:margin-left="1.376cm" fo:margin-right="0cm" fo:text-indent="-0.635cm" style:auto-text-indent="false"/>
    </style:style>
    <style:style style:name="P27" style:family="paragraph" style:parent-style-name="Text_20_body">
      <style:paragraph-properties fo:margin-left="0.741cm" fo:margin-right="0cm" fo:text-indent="0cm" style:auto-text-indent="false"/>
    </style:style>
    <style:style style:name="P28" style:family="paragraph" style:parent-style-name="Text_20_body">
      <style:paragraph-properties fo:margin-left="0.741cm" fo:margin-right="0cm" fo:text-indent="0cm" style:auto-text-indent="false"/>
      <style:text-properties style:font-name="Arial1" fo:font-size="10pt" fo:language="en" fo:country="US"/>
    </style:style>
    <style:style style:name="P29" style:family="paragraph" style:parent-style-name="Text_20_body">
      <style:paragraph-properties fo:margin-left="1.376cm" fo:margin-right="0cm" fo:text-indent="0cm" style:auto-text-indent="false"/>
    </style:style>
    <style:style style:name="P30" style:family="paragraph" style:parent-style-name="Text_20_body">
      <style:paragraph-properties fo:margin-left="1.376cm" fo:margin-right="0cm" fo:text-indent="0cm" style:auto-text-indent="false"/>
      <style:text-properties style:font-name="Arial1" fo:font-size="10pt" fo:language="en" fo:country="US"/>
    </style:style>
    <style:style style:name="P31" style:family="paragraph" style:parent-style-name="Text_20_body">
      <style:paragraph-properties fo:margin-left="1.376cm" fo:margin-right="0cm" fo:text-indent="0cm" style:auto-text-indent="false"/>
      <style:text-properties fo:color="#000000"/>
    </style:style>
    <style:style style:name="P32" style:family="paragraph" style:parent-style-name="Text_20_body">
      <style:paragraph-properties fo:margin-left="1.482cm" fo:margin-right="0cm" fo:text-indent="-0.741cm" style:auto-text-indent="false"/>
    </style:style>
    <style:style style:name="P33" style:family="paragraph" style:parent-style-name="Text_20_body">
      <style:paragraph-properties fo:margin-left="1.482cm" fo:margin-right="0cm" fo:text-indent="0cm" style:auto-text-indent="false"/>
    </style:style>
    <style:style style:name="P34" style:family="paragraph" style:parent-style-name="Text_20_body">
      <style:paragraph-properties fo:margin-left="1.482cm" fo:margin-right="0cm" fo:text-indent="0cm" style:auto-text-indent="false"/>
      <style:text-properties fo:background-color="#ffffff"/>
    </style:style>
    <style:style style:name="P35" style:family="paragraph" style:parent-style-name="Text_20_body">
      <style:paragraph-properties fo:margin-left="1.482cm" fo:margin-right="0cm" fo:text-indent="0cm" style:auto-text-indent="false"/>
      <style:text-properties style:font-name="Arial1" fo:font-size="10pt" fo:language="en" fo:country="US"/>
    </style:style>
    <style:style style:name="P36" style:family="paragraph" style:parent-style-name="Text_20_body">
      <style:paragraph-properties fo:margin-left="1.482cm" fo:margin-right="0cm" fo:text-indent="0cm" style:auto-text-indent="false"/>
      <style:text-properties style:font-name="Arial1" fo:font-size="10pt" fo:language="en" fo:country="US" fo:background-color="#ffffff"/>
    </style:style>
    <style:style style:name="P37" style:family="paragraph" style:parent-style-name="Text_20_body">
      <style:paragraph-properties fo:margin-left="1.503cm" fo:margin-right="0cm" fo:text-indent="0.72cm" style:auto-text-indent="false"/>
      <style:text-properties style:font-name="Arial1" fo:font-size="10pt" fo:language="en" fo:country="US"/>
    </style:style>
    <style:style style:name="P38" style:family="paragraph" style:parent-style-name="Text_20_body">
      <style:paragraph-properties fo:margin-left="0.741cm" fo:margin-right="0cm" fo:text-indent="0.741cm" style:auto-text-indent="false"/>
    </style:style>
    <style:style style:name="P39" style:family="paragraph" style:parent-style-name="Text_20_body">
      <style:paragraph-properties fo:margin-left="0.741cm" fo:margin-right="0cm" fo:text-indent="0.741cm" style:auto-text-indent="false"/>
      <style:text-properties fo:background-color="#ffffff"/>
    </style:style>
    <style:style style:name="P40" style:family="paragraph" style:parent-style-name="Text_20_body">
      <style:paragraph-properties fo:margin-left="0.741cm" fo:margin-right="0cm" fo:text-indent="0.741cm" style:auto-text-indent="false"/>
      <style:text-properties style:font-name="Arial1" fo:font-size="10pt" fo:language="en" fo:country="US"/>
    </style:style>
    <style:style style:name="P41" style:family="paragraph" style:parent-style-name="Text_20_body">
      <style:paragraph-properties fo:margin-left="0.741cm" fo:margin-right="0cm" fo:text-indent="0.741cm" style:auto-text-indent="false"/>
      <style:text-properties style:font-name="Arial1" fo:font-size="10pt" fo:language="en" fo:country="US" fo:background-color="#ffffff"/>
    </style:style>
    <style:style style:name="P42" style:family="paragraph" style:parent-style-name="Text_20_body">
      <style:paragraph-properties fo:margin-left="1.482cm" fo:margin-right="0cm" fo:text-indent="0.741cm" style:auto-text-indent="false"/>
    </style:style>
    <style:style style:name="P43" style:family="paragraph" style:parent-style-name="Text_20_body">
      <style:paragraph-properties fo:margin-left="0cm" fo:margin-right="0cm" fo:text-indent="0.72cm" style:auto-text-indent="false"/>
    </style:style>
    <style:style style:name="P44" style:family="paragraph" style:parent-style-name="Text_20_body">
      <style:paragraph-properties fo:margin-left="0cm" fo:margin-right="0cm" fo:text-indent="0.72cm" style:auto-text-indent="false"/>
      <style:text-properties style:font-name="Arial1" fo:font-size="10pt" fo:language="en" fo:country="US"/>
    </style:style>
    <style:style style:name="P45" style:family="paragraph" style:parent-style-name="Text_20_body">
      <style:paragraph-properties fo:margin-left="0cm" fo:margin-right="0cm" fo:text-indent="0.72cm" style:auto-text-indent="false"/>
      <style:text-properties style:font-name="Arial1" fo:language="en" fo:country="US"/>
    </style:style>
    <style:style style:name="P46" style:family="paragraph" style:parent-style-name="Text_20_body">
      <style:paragraph-properties fo:margin-left="0.529cm" fo:margin-right="0cm" fo:text-indent="-0.635cm" style:auto-text-indent="false"/>
    </style:style>
    <style:style style:name="P47" style:family="paragraph" style:parent-style-name="Text_20_body">
      <style:paragraph-properties fo:margin-left="0cm" fo:margin-right="0cm" fo:text-indent="0cm" style:auto-text-indent="false"/>
    </style:style>
    <style:style style:name="P48" style:family="paragraph" style:parent-style-name="Text_20_body">
      <style:paragraph-properties fo:margin-left="0.423cm" fo:margin-right="0cm" fo:text-indent="-0.635cm" style:auto-text-indent="false"/>
    </style:style>
    <style:style style:name="P49" style:family="paragraph" style:parent-style-name="Text_20_body">
      <style:paragraph-properties fo:margin-left="0.423cm" fo:margin-right="0cm" fo:text-indent="0cm" style:auto-text-indent="false"/>
    </style:style>
    <style:style style:name="P50" style:family="paragraph" style:parent-style-name="Text_20_body">
      <style:paragraph-properties fo:margin-left="0cm" fo:margin-right="0cm" fo:text-indent="1.037cm" style:auto-text-indent="false"/>
    </style:style>
    <style:style style:name="P51" style:family="paragraph" style:parent-style-name="Text_20_body">
      <style:paragraph-properties fo:margin-left="0cm" fo:margin-right="0cm" fo:text-indent="1.037cm" style:auto-text-indent="false"/>
      <style:text-properties style:font-name="Arial1" fo:font-size="10pt" fo:language="en" fo:country="US"/>
    </style:style>
    <style:style style:name="P52" style:family="paragraph" style:parent-style-name="Text_20_body">
      <style:paragraph-properties fo:margin-left="0cm" fo:margin-right="0cm" fo:text-indent="1.037cm" style:auto-text-indent="false"/>
      <style:text-properties fo:language="en" fo:country="US"/>
    </style:style>
    <style:style style:name="P53" style:family="paragraph" style:parent-style-name="Text_20_body">
      <style:paragraph-properties fo:margin-left="0.741cm" fo:margin-right="0cm" fo:text-indent="-0.741cm" style:auto-text-indent="false"/>
    </style:style>
    <style:style style:name="P54" style:family="paragraph" style:parent-style-name="Text_20_body">
      <style:paragraph-properties fo:margin-left="0cm" fo:margin-right="0cm" fo:text-indent="0.794cm" style:auto-text-indent="false"/>
      <style:text-properties fo:language="en" fo:country="US"/>
    </style:style>
    <style:style style:name="P55" style:family="paragraph" style:parent-style-name="Text_20_body">
      <style:paragraph-properties fo:margin-left="0.212cm" fo:margin-right="0cm" fo:text-indent="0cm" style:auto-text-indent="false"/>
    </style:style>
    <style:style style:name="P56" style:family="paragraph" style:parent-style-name="Text_20_body">
      <style:paragraph-properties fo:margin-left="-0.212cm" fo:margin-right="0cm" fo:text-indent="0cm" style:auto-text-indent="false"/>
    </style:style>
    <style:style style:name="T1" style:family="text">
      <style:text-properties style:font-name="Arial1" fo:language="en" fo:country="US"/>
    </style:style>
    <style:style style:name="T2" style:family="text">
      <style:text-properties style:font-name="Arial1" fo:language="en" fo:country="US" fo:font-weight="normal"/>
    </style:style>
    <style:style style:name="T3" style:family="text">
      <style:text-properties style:font-name="Arial1" fo:font-size="10pt" fo:language="en" fo:country="US"/>
    </style:style>
    <style:style style:name="T4" style:family="text">
      <style:text-properties style:font-name="Arial1" fo:font-size="10pt" fo:language="en" fo:country="US" fo:font-weight="bold"/>
    </style:style>
    <style:style style:name="T5" style:family="text">
      <style:text-properties style:font-name="Arial1" fo:font-size="10pt" fo:language="en" fo:country="US" fo:background-color="#ffffff"/>
    </style:style>
    <style:style style:name="T6" style:family="text">
      <style:text-properties style:font-name="Arial1" fo:font-size="10pt" fo:language="en" fo:country="US" fo:font-style="italic"/>
    </style:style>
    <style:style style:name="T7" style:family="text">
      <style:text-properties style:font-name="Arial1" fo:font-size="10pt" fo:language="en" fo:country="US" fo:font-style="italic" fo:background-color="#ffffff"/>
    </style:style>
    <style:style style:name="T8" style:family="text">
      <style:text-properties style:font-name="Arial1" fo:font-size="22pt" fo:language="en" fo:country="US"/>
    </style:style>
    <style:style style:name="T9" style:family="text">
      <style:text-properties style:font-name="Arial1" fo:font-size="16pt" fo:language="en" fo:country="US"/>
    </style:style>
    <style:style style:name="T10" style:family="text">
      <style:text-properties style:font-name="Arial1" fo:font-size="16pt" fo:language="en" fo:country="US" fo:font-weight="normal"/>
    </style:style>
    <style:style style:name="T11" style:family="text">
      <style:text-properties fo:language="en" fo:country="US"/>
    </style:style>
    <style:style style:name="T12" style:family="text">
      <style:text-properties fo:font-variant="normal" fo:text-transform="none" style:font-name="Arial1" fo:font-size="10pt" fo:language="en" fo:country="US"/>
    </style:style>
    <style:style style:name="T13" style:family="text">
      <style:text-properties fo:font-variant="normal" fo:text-transform="none" style:font-name="Arial1" fo:font-size="10pt" fo:language="en" fo:country="US" fo:font-weight="bold"/>
    </style:style>
    <style:style style:name="T14" style:family="text">
      <style:text-properties fo:font-variant="normal" fo:text-transform="none" style:font-name="Arial1" fo:language="en" fo:country="US"/>
    </style:style>
    <style:style style:name="T15" style:family="text">
      <style:text-properties fo:font-variant="normal" fo:text-transform="none" fo:color="#000000" style:font-name="Arial1" fo:font-size="10pt" fo:language="en" fo:country="US"/>
    </style:style>
    <style:style style:name="T16" style:family="text">
      <style:text-properties fo:font-variant="normal" fo:text-transform="none" style:font-name-asian="Arial1" style:font-size-asian="10pt" style:language-asian="en" style:country-asian="US"/>
    </style:style>
    <style:style style:name="T17" style:family="text">
      <style:text-properties fo:font-variant="normal" fo:text-transform="none" fo:language="en" fo:country="US"/>
    </style:style>
    <style:style style:name="T18" style:family="text">
      <style:text-properties fo:font-variant="normal" fo:text-transform="none" style:font-name="Symbol" fo:font-size="10pt" fo:language="en" fo:country="US"/>
    </style:style>
    <style:style style:name="T19" style:family="text">
      <style:text-properties fo:font-weight="bold"/>
    </style:style>
    <style:style style:name="T20" style:family="text">
      <style:text-properties fo:color="#000000"/>
    </style:style>
    <style:style style:name="T21" style:family="text">
      <style:text-properties fo:color="#000000" style:font-name="Arial1" fo:font-size="10pt" fo:language="en" fo:country="US"/>
    </style:style>
    <style:style style:name="T22" style:family="text">
      <style:text-properties fo:color="#000000" style:font-name="Arial1" fo:font-size="10pt" fo:language="en" fo:country="US" fo:font-weight="normal"/>
    </style:style>
    <style:style style:name="T23" style:family="text">
      <style:text-properties fo:color="#000000" style:font-name="Arial1" fo:language="en" fo:country="US"/>
    </style:style>
    <style:style style:name="T24" style:family="text">
      <style:text-properties fo:color="#000000" style:font-name="Arial1" fo:language="en" fo:country="US" fo:font-weight="normal"/>
    </style:style>
    <style:style style:name="T25" style:family="text">
      <style:text-properties style:language-asian="ar" style:country-asian="SA"/>
    </style:style>
    <style:style style:name="T26" style:family="text">
      <style:text-properties fo:background-color="#ffffff"/>
    </style:style>
    <style:style style:name="T27" style:family="text">
      <style:text-properties style:font-size-asian="10pt" style:language-asian="ar" style:country-asian="SA"/>
    </style:style>
    <style:style style:name="T28" style:family="text">
      <style:text-properties style:font-name-asian="Arial1" style:font-size-asian="10pt" style:language-asian="en" style:country-asian="US"/>
    </style:style>
    <style:style style:name="T29" style:family="text">
      <style:text-properties style:font-name="Symbol" fo:font-size="10pt" fo:language="en" fo:country="US"/>
    </style:style>
    <style:style style:name="T30" style:family="text">
      <style:text-properties fo:color="#6600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p text:style-name="P21">UOML Sample-en</text:p>
      <text:p text:style-name="P12">Technical Committee:</text:p>
      <text:p text:style-name="P10"><text:span text:style-name="T1">OASIS Unstructured Operation Markup Language (UOML-X) TC</text:span></text:p>
      <text:p text:style-name="P10"> </text:p>
      <text:p text:style-name="P13">This document includes three parts:</text:p>
      <text:p text:style-name="Text_20_body"> </text:p>
      <text:p text:style-name="P23"><text:span text:style-name="T4">1.</text:span><text:span text:style-name="T13">       </text:span><text:span text:style-name="T4">Case studies</text:span></text:p>
      <text:p text:style-name="Text_20_body"> </text:p>
      <text:p text:style-name="Text_20_body"><text:span text:style-name="T3">Case 1: Use UOML compliant software</text:span><text:span text:style-name="Strong_20_Emphasis"><text:span text:style-name="T21"> </text:span></text:span><text:span text:style-name="Strong_20_Emphasis"><text:span text:style-name="T22">to exchange documents.</text:span></text:span></text:p>
      <text:p text:style-name="P14">Case 2: Full text search - extract text data from docbase in order to generate a text file called “output.txt”. </text:p>
      <text:p text:style-name="P14">Case 3: Image OCR operation <text:span text:style-name="T19">- </text:span>Transform image formatted data to a text formatted data.</text:p>
      <text:p text:style-name="Text_20_body"> </text:p>
      <text:p text:style-name="P14">Case 4: Converts different type of documents to UOML documents.</text:p>
      <text:p text:style-name="P14">Case 5: Send documents to fax or cell phone via UOML.</text:p>
      <text:p text:style-name="P14">Case 6: Write and make comments to UOML documents.</text:p>
      <text:p text:style-name="Text_20_body"> </text:p>
      <text:p text:style-name="P23"><text:span text:style-name="T4">2.</text:span><text:span text:style-name="T13">       </text:span><text:span text:style-name="T4">Detailed usage for all the UOML Instructions.</text:span></text:p>
      <text:p text:style-name="P23"><text:span text:style-name="T4">3.</text:span><text:span text:style-name="T13">       </text:span><text:span text:style-name="T4">Example of UOML API in C.</text:span></text:p>
      <text:p text:style-name="P16"> </text:p>
      <text:p text:style-name="P16"> </text:p>
      <text:h text:style-name="P2" text:outline-level="1" text:is-list-header="true">1. Case Studies</text:h>
      <text:h text:style-name="P4" text:outline-level="3" text:is-list-header="true"><text:span text:style-name="T8">Case 1: </text:span><text:span text:style-name="T2">Use UOML compliant software</text:span><text:span text:style-name="Strong_20_Emphasis"><text:span text:style-name="T24"> </text:span></text:span><text:span text:style-name="Strong_20_Emphasis"><text:span text:style-name="T23">to exchange documents</text:span></text:span></text:h>
      <text:h text:style-name="Heading_20_2" text:outline-level="2" text:is-list-header="true"><text:span text:style-name="T11">Steps</text:span><text:span text:style-name="T25">：</text:span></text:h>
      <text:p text:style-name="P24">Follow is a scenario on how two people using different word processors to exchange document:</text:p>
      <text:p text:style-name="Text_20_body">       </text:p>
      <text:p text:style-name="P26"><text:span text:style-name="T3">1.</text:span><text:span text:style-name="T12">       </text:span><text:span text:style-name="T3">Someone generates a document using UOML compliant word processor “A”, and save it as an UOML document. He sends it to another person to read.</text:span></text:p>
      <text:p text:style-name="P27"> </text:p>
      <text:p text:style-name="P26"><text:span text:style-name="T21">2.</text:span><text:span text:style-name="T15">       </text:span><text:span text:style-name="T21">Receive and read the document:</text:span></text:p>
      <text:p text:style-name="P29"> </text:p>
      <text:p text:style-name="P30">The second person receives and opens the document using any available UOML compliant word processors, it is not necessary to use the same software as the first person. He chooses to use word processor “B”.</text:p>
      <text:p text:style-name="Text_20_body"><text:soft-page-break/> </text:p>
      <text:p text:style-name="P26"><text:span text:style-name="T21">3.</text:span><text:span text:style-name="T15">       </text:span><text:span text:style-name="T21">Read ,add and make comments to the document: </text:span></text:p>
      <text:p text:style-name="P31"> </text:p>
      <text:p text:style-name="P30">UOML standard document resembles a paper document with many digital and intelligent features. So the second person can read, add and make comments to the document on screen just like what we do to a piece of paper using word processor “B”.</text:p>
      <text:p text:style-name="P29"> </text:p>
      <text:p text:style-name="P26"><text:span text:style-name="T3">4.</text:span><text:span text:style-name="T12">       </text:span><text:span text:style-name="T3">Save the change and send the document back to the first person.</text:span></text:p>
      <text:p text:style-name="P27"> </text:p>
      <text:p text:style-name="P26"><text:span text:style-name="T3">5.</text:span><text:span text:style-name="T12">       </text:span><text:span text:style-name="T3">Receive, read, add and make comments again:</text:span></text:p>
      <text:p text:style-name="Text_20_body"> </text:p>
      <text:p text:style-name="P30">The first person receives the reviewed document, and then he can read it with word processor “A”, if needed he can add and make comments to it again.</text:p>
      <text:h text:style-name="P3" text:outline-level="1" text:is-list-header="true"><text:span text:style-name="T1">Case 2: </text:span><text:span text:style-name="T10">Full text search – extract text data from docbase and generate a text file “output.txt”</text:span></text:h>
      <text:h text:style-name="Heading_20_2" text:outline-level="2" text:is-list-header="true"><text:span text:style-name="T11">Steps</text:span><text:span text:style-name="T25">：</text:span></text:h>
      <text:p text:style-name="P26"><text:span text:style-name="T3">1.</text:span><text:span text:style-name="T12">       </text:span><text:span text:style-name="T3">Open docbase, get objectSet handle.</text:span></text:p>
      <text:p text:style-name="P26"><text:span text:style-name="T3">2.</text:span><text:span text:style-name="T12">       </text:span><text:span text:style-name="T3">Create an empty document called output.txt as the output file.</text:span></text:p>
      <text:p text:style-name="P26"><text:span text:style-name="T3">3.</text:span><text:span text:style-name="T12">       </text:span><text:span text:style-name="T3">Set the objectSet as the current object.</text:span></text:p>
      <text:p text:style-name="P26"><text:span text:style-name="T3">4.</text:span><text:span text:style-name="T12">       </text:span> </text:p>
      <text:p text:style-name="P32"><text:span text:style-name="T3">a)</text:span><text:span text:style-name="T12">         </text:span><text:span text:style-name="T3">Initialize an incremental variable index to 0.</text:span></text:p>
      <text:p text:style-name="P32"><text:span text:style-name="T3">b)</text:span><text:span text:style-name="T12">         </text:span><text:span text:style-name="T3">Operate an UOML_GET operation to current objectSet as follow to get</text:span><text:span text:style-name="T5"> the handle of the current index indicated object:</text:span></text:p>
      <text:p text:style-name="P34"> </text:p>
      <text:p text:style-name="P35">&lt;uoml:UOML_GET handle=”current_obj_set_xxx” usage=”GET_SUB”&gt;</text:p>
      <text:p text:style-name="P37">&lt;pos val=”index”/&gt;</text:p>
      <text:p text:style-name="P35">&lt;/uoml:UOML_GET&gt;</text:p>
      <text:p text:style-name="P39"> </text:p>
      <text:p text:style-name="P36">If UOML_GET failure, go to step 5, the operation end.</text:p>
      <text:p text:style-name="P35">If UOML_GET success, <text:span text:style-name="T26">do the follow operation to get this object’s XML expression:</text:span></text:p>
      <text:p text:style-name="P39"> </text:p>
      <text:p text:style-name="P35">&lt;uoml:UOML_GET handle=”current_obj_handle_xxx” usage=”GET__CONTENT”/&gt;</text:p>
      <text:p text:style-name="P39"> </text:p>
      <text:p text:style-name="P35">If UOML_GET to get XML expression returning value is not UOMLO_TEXT</text:p>
      <text:p text:style-name="P33"><text:span text:style-name="T3">Go c</text:span><text:span text:style-name="T27">）</text:span><text:span text:style-name="T3">directly.</text:span></text:p>
      <text:p text:style-name="P42"><text:soft-page-break/> </text:p>
      <text:p text:style-name="P35">If UOML_GET to get XML expression returning value is UOMLO_TEXT</text:p>
      <text:p text:style-name="P35">Get the text data, export to output.txt.</text:p>
      <text:p text:style-name="P27"> </text:p>
      <text:p text:style-name="P32"><text:span text:style-name="T3">c)</text:span><text:span text:style-name="T12">         </text:span><text:span text:style-name="T3">++index, go back to b)</text:span></text:p>
      <text:p text:style-name="Text_20_body"> </text:p>
      <text:p text:style-name="P26"><text:span text:style-name="T3">5.</text:span><text:span text:style-name="T12">       </text:span><text:span text:style-name="T3">End, save the output.txt, close docbase,</text:span></text:p>
      <text:p text:style-name="Text_20_body"> </text:p>
      <text:h text:style-name="P3" text:outline-level="1" text:is-list-header="true"><text:span text:style-name="T1">Case 3: </text:span><text:span text:style-name="T9">Image OCR operation – Transform image formatted data to a text formatted data</text:span></text:h>
      <text:h text:style-name="P8" text:outline-level="2" text:is-list-header="true">Steps:</text:h>
      <text:p text:style-name="P23"><text:span text:style-name="T3">1</text:span><text:span text:style-name="T28">、</text:span><text:span text:style-name="T16">  </text:span><text:span text:style-name="T3">Open docbase, get the objectSet handle.</text:span></text:p>
      <text:p text:style-name="P23"><text:span text:style-name="T3">2</text:span><text:span text:style-name="T28">、</text:span><text:span text:style-name="T16">  </text:span><text:span text:style-name="T3">Set the objectSet as the current object.</text:span></text:p>
      <text:p text:style-name="P23"><text:span text:style-name="T3">3</text:span><text:span text:style-name="T28">、</text:span><text:span text:style-name="T16">  </text:span><text:span text:style-name="T3">Do the follow operation to the current object</text:span><text:span text:style-name="T27">：</text:span></text:p>
      <text:p text:style-name="P32"><text:span text:style-name="T3">a)</text:span><text:span text:style-name="T12">         </text:span><text:span text:style-name="T3">Initialize an incremental variable </text:span><text:span text:style-name="T6">index</text:span><text:span text:style-name="T3"> to 0.</text:span></text:p>
      <text:p text:style-name="P32"><text:span text:style-name="T3">b)</text:span><text:span text:style-name="T12">         </text:span><text:span text:style-name="T3">Operate an UOML_GET operation to current objectSet as follow to get</text:span><text:span text:style-name="T5"> the handle of the current </text:span><text:span text:style-name="T7">index</text:span><text:span text:style-name="T5"> indicated object:</text:span></text:p>
      <text:p text:style-name="P27"> </text:p>
      <text:p text:style-name="P44">&lt;uoml:UOML_GET handle=”current_obj_set_xxx” usage=”GET_SUB”&gt;</text:p>
      <text:p text:style-name="P43">       <text:span text:style-name="T3">&lt;pos val=”index”/&gt;</text:span></text:p>
      <text:p text:style-name="P44">&lt;/uoml:UOML_GET&gt;</text:p>
      <text:p text:style-name="P39"> </text:p>
      <text:p text:style-name="P41">If UOML_GET failure, go to step 4, end the operation</text:p>
      <text:p text:style-name="P40">If UOML_GET success, <text:span text:style-name="T26">do follow operation to get this object’s XML expression:</text:span></text:p>
      <text:p text:style-name="P39"> </text:p>
      <text:p text:style-name="P44">&lt;uoml:UOML_GET handle=”current_obj_handle_xxx” usage=”GET__CONTENT”/&gt;</text:p>
      <text:p text:style-name="P39"> </text:p>
      <text:p text:style-name="P35">If UOML_GET to get XML expression returning value is not UOMLO_IMAGE</text:p>
      <text:p text:style-name="P40">Go to d)</text:p>
      <text:p text:style-name="P42"> </text:p>
      <text:p text:style-name="P35">If UOML_GET to get XML expression returning value is UOMLO_IMAGE</text:p>
      <text:p text:style-name="P40">Get document’s image data; call a third-party OCR engine to convert image data to text data.</text:p>
      <text:p text:style-name="P38"> </text:p>
      <text:p text:style-name="P40">Operate the UOML_DELETE to delete the image data.</text:p>
      <text:p text:style-name="P44"><text:soft-page-break/>&lt;uoml:UOML_DELETE handle=”img_obj_handle_xxx”/&gt;</text:p>
      <text:p text:style-name="P33"> </text:p>
      <text:p text:style-name="P32"><text:span text:style-name="T3">c)</text:span><text:span text:style-name="T12">         </text:span><text:span text:style-name="T3">Put the image converted text data to an UOMLO_TEXT format’s XML structure, using UOML_INSERT to put it to the image data’s original position</text:span></text:p>
      <text:p text:style-name="P44">&lt;uoml:UOML_INSERT handle=”current_obj_set_xxx” pos=”index”/&gt;</text:p>
      <text:p text:style-name="P44">&lt;xobj&gt;</text:p>
      <text:p text:style-name="P43">       <text:span text:style-name="T3">&lt;text lt_pt=”100, 200” br_pt=”180, 150” txtEncoding=”ASCII” txtData=”ocrtxt…”/&gt;</text:span></text:p>
      <text:p text:style-name="P44">&lt;/xobj&gt;</text:p>
      <text:p text:style-name="P44">&lt;/uoml:UOML_INSERT&gt;</text:p>
      <text:p text:style-name="P33"> </text:p>
      <text:p text:style-name="P32"><text:span text:style-name="T3">d)</text:span><text:span text:style-name="T12">         </text:span><text:span text:style-name="T3">++</text:span><text:span text:style-name="T6">index</text:span><text:span text:style-name="T27">，</text:span><text:span text:style-name="T3">go back to b</text:span><text:span text:style-name="T27">）</text:span></text:p>
      <text:p text:style-name="P23"><text:span text:style-name="T3">4</text:span><text:span text:style-name="T28">、</text:span><text:span text:style-name="T16">  </text:span><text:span text:style-name="T3">End, save and close docbase.</text:span></text:p>
      <text:h text:style-name="P3" text:outline-level="1" text:is-list-header="true"><text:span text:style-name="T1">Case 4: </text:span><text:span text:style-name="T9">Convert different type of documents to UOML documents</text:span></text:h>
      <text:h text:style-name="P8" text:outline-level="2" text:is-list-header="true">Steps:</text:h>
      <text:p text:style-name="P46"><text:span text:style-name="T3">1.</text:span><text:span text:style-name="T12">      </text:span><text:span text:style-name="T3">Please install UOML Writer first if the computer you are using now doesn’t have it. UOML Writer is a virtual printer, can be downloading freely from </text:span><text:a xlink:type="simple" xlink:href="http://www.uoml.org/"><text:span text:style-name="T1">http://www.uoml.org/</text:span></text:a><text:span text:style-name="T3">.</text:span></text:p>
      <text:p text:style-name="P47"> </text:p>
      <text:p text:style-name="P46"><text:span text:style-name="T3">2.</text:span><text:span text:style-name="T12">      </text:span><text:span text:style-name="T3">Run any third party word processor A. Assume word processor A supports type A document.</text:span></text:p>
      <text:p text:style-name="Text_20_body"> </text:p>
      <text:p text:style-name="P46"><text:span text:style-name="T3">3.</text:span><text:span text:style-name="T12">      </text:span><text:span text:style-name="T3">Using word processor A to open type A document - file.A.</text:span></text:p>
      <text:p text:style-name="Text_20_body"> </text:p>
      <text:p text:style-name="P46"><text:span text:style-name="T3">4.</text:span><text:span text:style-name="T12">      </text:span><text:span text:style-name="T3">Go to word processor A’s Print function, from the printer list, choose UOML Writer.</text:span></text:p>
      <text:p text:style-name="Text_20_body"> </text:p>
      <text:p text:style-name="P46"><text:span text:style-name="T3">5.</text:span><text:span text:style-name="T12">      </text:span><text:span text:style-name="T3">A window appears. Write down the converted UOML document name, and the path.</text:span></text:p>
      <text:p text:style-name="Text_20_body"> </text:p>
      <text:p text:style-name="P46"><text:span text:style-name="T3">6.</text:span><text:span text:style-name="T12">      </text:span><text:span text:style-name="T3">Save it. Now file.A has been converted to an UOML document. End.</text:span></text:p>
      <text:p text:style-name="P33"> </text:p>
      <text:h text:style-name="P3" text:outline-level="1" text:is-list-header="true"><text:soft-page-break/><text:span text:style-name="T1">Case 5: </text:span><text:span text:style-name="T9">Send</text:span> <text:span text:style-name="T9">documents to fax or cell phone via UOML.</text:span></text:h>
      <text:h text:style-name="P8" text:outline-level="2" text:is-list-header="true">Steps:</text:h>
      <text:p text:style-name="P48"><text:span text:style-name="T11">1.</text:span><text:span text:style-name="T17">        </text:span><text:span text:style-name="T11">Get a printable document, it can be any file type; please first convert it to an UOML document via UOML Writer (check case 4 for details). </text:span></text:p>
      <text:p text:style-name="P48"> </text:p>
      <text:p text:style-name="P48"><text:span text:style-name="T11">2.</text:span><text:span text:style-name="T17">        </text:span><text:span text:style-name="T11">Transform the UOML document to a .bmp file.</text:span></text:p>
      <text:p text:style-name="P48"> </text:p>
      <text:p text:style-name="P32"><text:span text:style-name="T11">a)</text:span><text:span text:style-name="T17">        </text:span><text:span text:style-name="T11">Open docbase:</text:span></text:p>
      <text:p text:style-name="P24">&lt;uoml:UOML_OPEN path=”/home/admin/storage/1.sep” create=”true” del_exist=”false”/&gt;</text:p>
      <text:p text:style-name="P49"> </text:p>
      <text:p text:style-name="P32"><text:span text:style-name="T11">b)</text:span><text:span text:style-name="T17">        </text:span><text:span text:style-name="T11">Loop through the docbase, do a serial of UOML_GET instructions to get the handle of the document we need:</text:span></text:p>
      <text:p text:style-name="P51">&lt;uoml:UOML_GET handle=”some_obj_handle_xxx” usage =”GET_SUB”&gt;</text:p>
      <text:p text:style-name="P43">              <text:span text:style-name="T3">&lt;pos val=”0”/&gt;</text:span></text:p>
      <text:p text:style-name="P51">&lt;/uoml:UOML_GET&gt;</text:p>
      <text:p text:style-name="P47"> </text:p>
      <text:p text:style-name="P32"><text:span text:style-name="T11">c)</text:span><text:span text:style-name="T17">        </text:span><text:span text:style-name="T11">Do UOML_GET to get the handle of each page from the document.</text:span></text:p>
      <text:p text:style-name="P51">&lt;uoml:UOML_GET handle=”some_obj_xxx” usage =”GET_SUB”&gt;</text:p>
      <text:p text:style-name="P43">              <text:span text:style-name="T3">&lt;pos val=”0”/&gt;</text:span></text:p>
      <text:p text:style-name="P51">&lt;/uoml:UOML_GET&gt;</text:p>
      <text:p text:style-name="P27"> </text:p>
      <text:p text:style-name="P32"><text:span text:style-name="T11">d)</text:span><text:span text:style-name="T17">        </text:span><text:span text:style-name="T11">Do UOML_GET to generate a new .bmp file for this page, and get its handle..</text:span></text:p>
      <text:p text:style-name="P51">&lt;uoml:UOML_GET handle=”page_obj_andle_xxx” usage =”GET_PAGE_BMP”&gt;</text:p>
      <text:p text:style-name="P50">    <text:span text:style-name="T3">&lt;disp_conf format=”BMP” output=”file” end_layer=”1” resolution=”600”</text:span></text:p>
      <text:p text:style-name="P50">    <text:span text:style-name="T3">addr=”/home/admin/output/page.bmp”&gt;</text:span></text:p>
      <text:p text:style-name="P50">           <text:span text:style-name="T3">&lt;clip&gt;</text:span></text:p>
      <text:p text:style-name="P50">                  <text:span text:style-name="T3">&lt;subpath data=”s 0,0 1 3000,0 1 3000, 5000 1 0, 5000 1 0,0”/&gt;</text:span></text:p>
      <text:p text:style-name="P50">           <text:span text:style-name="T3">&lt;/clip&gt;</text:span></text:p>
      <text:p text:style-name="P50">    <text:span text:style-name="T3">&lt;/disp_cong&gt;</text:span></text:p>
      <text:p text:style-name="P52">&lt;/uoml:UOML_GET&gt;</text:p>
      <text:p text:style-name="P47"> </text:p>
      <text:p text:style-name="P48"><text:span text:style-name="T11">3.</text:span><text:span text:style-name="T17">                                      </text:span><text:span text:style-name="T11">Send the .bmp file to a third party fax server or a cell phone.</text:span></text:p>
      <text:p text:style-name="P47"> </text:p>
      <text:p text:style-name="P48"><text:soft-page-break/><text:span text:style-name="T11">4.</text:span><text:span text:style-name="T17">                                      </text:span><text:span text:style-name="T11">User reads the document from fax paper or from a cell phone screen.</text:span></text:p>
      <text:p text:style-name="Text_20_body"> </text:p>
      <text:p text:style-name="P48"><text:span text:style-name="T11">5.</text:span><text:span text:style-name="T17">                                      </text:span><text:span text:style-name="T11">End.</text:span></text:p>
      <text:h text:style-name="P3" text:outline-level="1" text:is-list-header="true"><text:span text:style-name="T1">Case 6: </text:span><text:span text:style-name="T9">Write and make comments to UOML documents</text:span></text:h>
      <text:h text:style-name="P8" text:outline-level="2" text:is-list-header="true">Steps:</text:h>
      <text:p text:style-name="P53"><text:span text:style-name="T11">1.</text:span><text:span text:style-name="T17">        </text:span><text:span text:style-name="T11">Open docbase. </text:span></text:p>
      <text:p text:style-name="P43"> “<text:span text:style-name="T1">&lt;uoml:UOML_OPEN path=”/home/admin/storage/1.sep” create=”true” del_exist=”false”/&gt;”);</text:span></text:p>
      <text:p text:style-name="P33"> </text:p>
      <text:p text:style-name="P53"><text:span text:style-name="T11">2.</text:span><text:span text:style-name="T17">        </text:span><text:span text:style-name="T11">Loop through the docbase, do a serial of UOML_GET operations to get the handles of all the documents we need:</text:span></text:p>
      <text:p text:style-name="P43"> <text:span text:style-name="T11">&lt;uoml:UOML_GET handle=”some_obj_handle_xxx” usage=”GET_SUB\”&gt;</text:span></text:p>
      <text:p text:style-name="P43">    <text:span text:style-name="T11">&lt;pos val=\”0\”/&gt;</text:span></text:p>
      <text:p text:style-name="P54">&lt;/uoml:UOML_GET&gt;</text:p>
      <text:p text:style-name="P33"> </text:p>
      <text:p text:style-name="P53"><text:span text:style-name="T11">3.</text:span><text:span text:style-name="T17">        </text:span><text:span text:style-name="T11">Get the handle for the page which user had made comments and added things on.</text:span></text:p>
      <text:p text:style-name="Text_20_body"> </text:p>
      <text:p text:style-name="P53"><text:span text:style-name="T1">4.</text:span><text:span text:style-name="T14">        </text:span><text:span text:style-name="T11">Create a new layer to this page, and insert a new object set to this layer, get the handle of this layer:</text:span> </text:p>
      <text:p text:style-name="P45">&lt;uoml:UOML_INSERT handle=”page_obj_handle_xxxxxx” pos=”0”&gt;</text:p>
      <text:p text:style-name="P45">&lt;xobj&gt;</text:p>
      <text:p text:style-name="P43">         <text:span text:style-name="T1">&lt;layer&gt;</text:span></text:p>
      <text:p text:style-name="P43">         <text:span text:style-name="T1">&lt;vs/&gt;</text:span></text:p>
      <text:p text:style-name="P43">         <text:span text:style-name="T1">&lt;/layer&gt;</text:span></text:p>
      <text:p text:style-name="P45">&lt;/xobj&gt;</text:p>
      <text:p text:style-name="P45">&lt;/uoml:UOML_INSERT&gt;</text:p>
      <text:p text:style-name="P33"> </text:p>
      <text:p text:style-name="P53"><text:span text:style-name="T11">5.</text:span><text:span text:style-name="T17">        </text:span><text:span text:style-name="T11">Do the UOML_GET to get the handle of the newly created object set.</text:span></text:p>
      <text:p text:style-name="P55"> </text:p>
      <text:p text:style-name="P53"><text:span text:style-name="T11">6.</text:span><text:span text:style-name="T17">        </text:span><text:span text:style-name="T11">Get the added information from the script board, convert it to UOMLO_PATH object.</text:span></text:p>
      <text:p text:style-name="P47"> </text:p>
      <text:p text:style-name="P53"><text:span text:style-name="T11">7.</text:span><text:span text:style-name="T17">        </text:span><text:span text:style-name="T11">Insert UOMLO_PATH to the new object set. Here for demonstrate purpose, the path only includes one rectangle. In real case, it might include very complicated path to represent the </text:span><text:soft-page-break/><text:span text:style-name="T11">user’s handwriting:</text:span></text:p>
      <text:p text:style-name="P45">&lt;uoml:UOML_INSERT handle=”obj_set_handle_xxxxxx” pos=”0”&gt;</text:p>
      <text:p text:style-name="P43">         <text:span text:style-name="T1">&lt;xobj&gt;</text:span></text:p>
      <text:p text:style-name="P43">                   <text:span text:style-name="T1">&lt;path&gt;</text:span></text:p>
      <text:p text:style-name="P43">                            <text:span text:style-name="T1">&lt;subpath data=”s 0,0 1 3000, 0 1 3000, 5000 1 0, 5000 1 0, 0”/&gt;</text:span></text:p>
      <text:p text:style-name="P43">                   <text:span text:style-name="T1">&lt;/path&gt;</text:span></text:p>
      <text:p text:style-name="P43">         <text:span text:style-name="T1">&lt;/xobj&gt;</text:span></text:p>
      <text:p text:style-name="P45">&lt;/uoml:UOML_INSERT&gt;</text:p>
      <text:p text:style-name="P33"> </text:p>
      <text:p text:style-name="P53"><text:span text:style-name="T11">8.</text:span><text:span text:style-name="T17">        </text:span><text:span text:style-name="T11">Save the docbase.</text:span></text:p>
      <text:p text:style-name="P53"><text:span text:style-name="T11">9.</text:span><text:span text:style-name="T17">        </text:span><text:span text:style-name="T11">Close the docbase.</text:span></text:p>
      <text:p text:style-name="Text_20_body"> </text:p>
      <text:p text:style-name="Text_20_body"> </text:p>
      <text:h text:style-name="P2" text:outline-level="1" text:is-list-header="true">2. Usage of UOML Instructions </text:h>
      <text:p text:style-name="P14">Follow is the total nine current UOML Instructions:</text:p>
      <text:p text:style-name="P27"> </text:p>
      <text:p text:style-name="P32"><text:span text:style-name="T29">·</text:span><text:span text:style-name="T18">           </text:span><text:span text:style-name="T3">UOML_OPEN</text:span></text:p>
      <text:p text:style-name="P32"><text:span text:style-name="T29">·</text:span><text:span text:style-name="T18">           </text:span><text:span text:style-name="T3">UOML_CLOSE</text:span></text:p>
      <text:p text:style-name="P32"><text:span text:style-name="T29">·</text:span><text:span text:style-name="T18">           </text:span><text:span text:style-name="T3">UOML_USE</text:span></text:p>
      <text:p text:style-name="P32"><text:span text:style-name="T29">·</text:span><text:span text:style-name="T18">           </text:span><text:span text:style-name="T3">UOML_GET</text:span></text:p>
      <text:p text:style-name="P32"><text:span text:style-name="T29">·</text:span><text:span text:style-name="T18">           </text:span><text:span text:style-name="T3">UOML_SET</text:span></text:p>
      <text:p text:style-name="P32"><text:span text:style-name="T29">·</text:span><text:span text:style-name="T18">           </text:span><text:span text:style-name="T3">UOML_INSERT</text:span></text:p>
      <text:p text:style-name="P32"><text:span text:style-name="T29">·</text:span><text:span text:style-name="T18">           </text:span><text:span text:style-name="T3">UOML_DELETE</text:span></text:p>
      <text:p text:style-name="P32"><text:span text:style-name="T29">·</text:span><text:span text:style-name="T18">           </text:span><text:span text:style-name="T3">UOML_SYSTEM</text:span></text:p>
      <text:p text:style-name="P32"><text:span text:style-name="T29">·</text:span><text:span text:style-name="T18">           </text:span><text:span text:style-name="T3">UOML_RET</text:span></text:p>
      <text:p text:style-name="Text_20_body"> </text:p>
      <text:p text:style-name="Text_20_body"><text:span text:style-name="T3">For details about each UOML Instruction’s properties, please check UOML Specification (current UOML Working Draft 01) Section 3</text:span><text:span text:style-name="T11">. </text:span></text:p>
      <text:h text:style-name="P9" text:outline-level="2" text:is-list-header="true">UOML_OPEN</text:h>
      <text:p text:style-name="P15">Example:</text:p>
      <text:p text:style-name="P11">//create or open a document base.</text:p>
      <text:p text:style-name="P11">&lt;uoml:UOML_OPEN path=”/home/admin/storage/1.sep” create=”true” del_exist=”false”/&gt;</text:p>
      <text:h text:style-name="P7" text:outline-level="2" text:is-list-header="true"><text:soft-page-break/>UOML_CLOSE</text:h>
      <text:p text:style-name="P17">Example:</text:p>
      <text:p text:style-name="P11">//Close a document base</text:p>
      <text:p text:style-name="P11">&lt;uoml:UOML_CLOSE handle=”db_handle_xxxxx”/&gt;</text:p>
      <text:h text:style-name="P9" text:outline-level="2" text:is-list-header="true">UOML_USE</text:h>
      <text:p text:style-name="P15">Example:</text:p>
      <text:p text:style-name="P11">//set an object as the current object.</text:p>
      <text:p text:style-name="P11">&lt;uoml:UOML_use handle=”db_handle_xxxxx”/&gt;</text:p>
      <text:p text:style-name="P25"> </text:p>
      <text:h text:style-name="P7" text:outline-level="2" text:is-list-header="true">UOML_GET </text:h>
      <text:p text:style-name="P14">Example 1: </text:p>
      <text:p text:style-name="P11">//Get the bitmap expression of one page.</text:p>
      <text:p text:style-name="P11">&lt;uoml:UOML_GET handle=”page_handle_xxxxx” usage=”GET_PAGE_BMP”&gt;</text:p>
      <text:p text:style-name="P45">&lt;disp_conf format=”BMP” output=”file” end_layer=”1” resolution=”600” addr=”/home/admin/output/page.bmp”&gt;</text:p>
      <text:p text:style-name="Text_20_body">                  <text:span text:style-name="T1">&lt;clip&gt;</text:span></text:p>
      <text:p text:style-name="Text_20_body">                            <text:span text:style-name="T1">&lt;subpath data=”s 0, 0 1 3000, 0 1 3000, 5000 1 0, 5000 1 0, 0”/&gt;</text:span></text:p>
      <text:p text:style-name="Text_20_body">                  <text:span text:style-name="T1">&lt;/clip&gt;</text:span></text:p>
      <text:p text:style-name="Text_20_body">         <text:span text:style-name="T1">&lt;/disp_cong&gt;</text:span></text:p>
      <text:p text:style-name="P11">&lt;/uoml:UOML_GET&gt;</text:p>
      <text:p text:style-name="P18"> </text:p>
      <text:p text:style-name="P15">Example 2:</text:p>
      <text:p text:style-name="P11">//Get the property value of an object.</text:p>
      <text:p text:style-name="P11">&lt;uoml:UOML_GET handle=”some_obj_handle_xxx” usage=”GET_PROP”&gt;</text:p>
      <text:p text:style-name="Text_20_body">         <text:span text:style-name="T1">&lt;property name=”some_property_name_xxx”/&gt;</text:span></text:p>
      <text:p text:style-name="P11">&lt;/uoml:UOML_GET&gt;</text:p>
      <text:p text:style-name="P25"> </text:p>
      <text:p text:style-name="P18"> </text:p>
      <text:p text:style-name="P15">Example 3:</text:p>
      <text:p text:style-name="P11">//Get the sub_object handle based on index value.</text:p>
      <text:p text:style-name="P11">&lt;uoml:UOML_GET handle=”some_obj_handle_xxx” usage=”GET_SUB”&gt;</text:p>
      <text:p text:style-name="Text_20_body">         <text:span text:style-name="T1">&lt;pos val=”10”/&gt;</text:span></text:p>
      <text:p text:style-name="P11">&lt;/uoml:UOML_GET&gt;</text:p>
      <text:p text:style-name="P18"><text:soft-page-break/> </text:p>
      <text:p text:style-name="P15">Example 4:</text:p>
      <text:p text:style-name="P11">//Get the XML expression of the object.</text:p>
      <text:p text:style-name="P11">&lt;uoml:UOML_GET handle=”some_obj_handle_xxx” usage=”GET_CONTENT” /&gt;</text:p>
      <text:h text:style-name="P9" text:outline-level="2" text:is-list-header="true">UOML_SET</text:h>
      <text:p text:style-name="P15">Example 1:</text:p>
      <text:p text:style-name="P11">//Set up object’s properties.</text:p>
      <text:p text:style-name="P11">&lt;uoml:UOML_SET handle=” obj_handle_xxxxxx”&gt;</text:p>
      <text:p text:style-name="Text_20_body">         <text:span text:style-name="T1">&lt;property&gt;</text:span></text:p>
      <text:p text:style-name="Text_20_body">                  <text:span text:style-name="T1">&lt;intVal name = “SomePropName” val=”0”/&gt;</text:span></text:p>
      <text:p text:style-name="Text_20_body">         <text:span text:style-name="T1">&lt;/property&gt;</text:span></text:p>
      <text:p text:style-name="P11">&lt;/uoml:UOML_SET&gt;</text:p>
      <text:p text:style-name="Text_20_body"> </text:p>
      <text:p text:style-name="Text_20_body"> </text:p>
      <text:p text:style-name="P18"> </text:p>
      <text:p text:style-name="P15">Example:</text:p>
      <text:p text:style-name="P11">//Base on provided XML value to reset the object and all its sub_objects.</text:p>
      <text:p text:style-name="P11">&lt;uoml:UOML_SET handle=”some_obj_handle_xxx”&gt;</text:p>
      <text:p text:style-name="Text_20_body">         <text:span text:style-name="T1">&lt;xobj&gt;</text:span></text:p>
      <text:p text:style-name="Text_20_body">                  <text:span text:style-name="T1">&lt;uoml:UOMLO_MATRIX fll=”1.0” f12=”00” f21=”0.0” f22=”1.0” f31=””0.0” f32=”1.0”/&gt;</text:span></text:p>
      <text:p text:style-name="Text_20_body">         <text:span text:style-name="T1">&lt;/xobj&gt;</text:span></text:p>
      <text:p text:style-name="P11">&lt;/uoml:UOML_SET&gt;</text:p>
      <text:p text:style-name="P18"> </text:p>
      <text:h text:style-name="P7" text:outline-level="2" text:is-list-header="true">UOML_INSERT</text:h>
      <text:p text:style-name="P15">Example:</text:p>
      <text:p text:style-name="P11">//Insert an object under another one as its sub-object.</text:p>
      <text:p text:style-name="P11">&lt;uoml:UOML_INSERT handle=”parent_obj_handle_xxxxxxx” pos=”3”&gt;</text:p>
      <text:p text:style-name="Text_20_body">         <text:span text:style-name="T1">&lt;xobj&gt;</text:span></text:p>
      <text:p text:style-name="Text_20_body">                  <text:span text:style-name="T1">&lt;rect lt_pt=”100, 200” br_pt=”180, 150”/&gt;</text:span></text:p>
      <text:p text:style-name="Text_20_body">         <text:span text:style-name="T1">&lt;/xobj&gt;</text:span></text:p>
      <text:p text:style-name="P11">&lt;/uoml:UOML_INSERT&gt;</text:p>
      <text:h text:style-name="P7" text:outline-level="2" text:is-list-header="true"><text:soft-page-break/>UOML_DELETE        </text:h>
      <text:p text:style-name="P14">Example:</text:p>
      <text:p text:style-name="P11">//Delete an object.</text:p>
      <text:p text:style-name="P11">&lt;uoml:UOML_DELETE handle=”handle_xxxxxx”/&gt;</text:p>
      <text:h text:style-name="P9" text:outline-level="2" text:is-list-header="true">UOML_SYSTEM</text:h>
      <text:p text:style-name="P15">Example:</text:p>
      <text:p text:style-name="P11">//Save the document base.</text:p>
      <text:p text:style-name="P11">&lt;uoml:UOML_SYSTEM&gt;</text:p>
      <text:p text:style-name="Text_20_body">         <text:span text:style-name="T1">&lt;db_flush handle=”dobbase_handle_xxxxxx” path=”/home/admin/storage/23.sep”/&gt;</text:span></text:p>
      <text:p text:style-name="P11">&lt;/uoml:UOML_SYSTEM&gt;</text:p>
      <text:h text:style-name="P9" text:outline-level="2" text:is-list-header="true">UOML_RET </text:h>
      <text:p text:style-name="P15">Example:</text:p>
      <text:p text:style-name="P11">//Hold returning values of an object.</text:p>
      <text:p text:style-name="P11">&lt;uoml:UOML_RET&gt;</text:p>
      <text:p text:style-name="Text_20_body">         <text:span text:style-name="T1">&lt;intVal name=”someRetName” val=”234009”/&gt;</text:span></text:p>
      <text:p text:style-name="P11">&lt;/uoml:UOML_RET&gt;</text:p>
      <text:h text:style-name="P1" text:outline-level="1" text:is-list-header="true"> </text:h>
      <text:h text:style-name="P1" text:outline-level="1" text:is-list-header="true"> </text:h>
      <text:h text:style-name="P2" text:outline-level="1" text:is-list-header="true">3.Examples of UOML API in C</text:h>
      <text:p text:style-name="P14">Following are some examples to implement UOML API through C.</text:p>
      <text:p text:style-name="Text_20_body"> </text:p>
      <text:p text:style-name="P14">Implementation:</text:p>
      <text:p text:style-name="Text_20_body">       <text:span text:style-name="T4">UOML_call:  </text:span><text:span text:style-name="T3">the interface to send a request to UOML.</text:span></text:p>
      <text:p text:style-name="Text_20_body">       <text:span text:style-name="T4">UOML_parse: </text:span><text:span text:style-name="T3">the interface to parse the return value from UOML</text:span><text:span text:style-name="T4">.</text:span></text:p>
      <text:h text:style-name="P5" text:outline-level="3" text:is-list-header="true">Send an UOML_OPEN call</text:h>
      <text:p text:style-name="P11">String strRet = uoml_call(“&lt;uoml:UOML_OPEN path=\”/home/admin/storage/1.sep\” create=”true” del_exist=”false”/&gt;”)</text:p>
      <text:h text:style-name="P5" text:outline-level="3" text:is-list-header="true"><text:soft-page-break/>Send an UOML_CLOSE call</text:h>
      <text:p text:style-name="P11">String strRet = uoml_call(“&lt;uoml:UOML_CLOSE handle=”\”db_handle_xxxxx\”/&gt;)”);</text:p>
      <text:h text:style-name="P5" text:outline-level="3" text:is-list-header="true">Send an UOML_SYSTEM Call – save the docbase</text:h>
      <text:p text:style-name="P11">String str_ret = uoml_call(“&lt;uoml:UOML_SYSTEM&gt;</text:p>
      <text:p text:style-name="Text_20_body">         <text:span text:style-name="T1">&lt;db_flush handle=\”docbase_handle_xxxxx\” path\”/home/admin/storage/23.sep\”/&gt;</text:span></text:p>
      <text:p text:style-name="P11">&lt;/uoml:UOML_SYSTEM&gt;”);</text:p>
      <text:h text:style-name="P5" text:outline-level="3" text:is-list-header="true">Send an UOML_USE call – set the current object</text:h>
      <text:p text:style-name="P11">strRet = uoml_call(“&lt;uoml:UOML_USE handle=\”obj_handle_xxxxxx\”/&gt;”);</text:p>
      <text:h text:style-name="Heading_20_3" text:outline-level="3" text:is-list-header="true"><text:span text:style-name="T1">Send an UOML_GET call </text:span></text:h>
      <text:p text:style-name="P14">Example 1:</text:p>
      <text:p text:style-name="P11">//Get the bitmap expression of one page.</text:p>
      <text:p text:style-name="P11">String strRet = uoml_call(“&lt;uoml:UOML_GET handle=”\”page_handle_xxxxx\” usage = \”GET_PAGE_BMP\”/&gt;</text:p>
      <text:p text:style-name="P45">&lt;disp_conf format=\”\BMP\” output=”\file\” end_layer=\”1\” resolution=\”600\” addr=\”/home/admin/output/page.bmp\”&gt;</text:p>
      <text:p text:style-name="Text_20_body">                  <text:span text:style-name="T1">&lt;clip&gt;</text:span></text:p>
      <text:p text:style-name="Text_20_body">                            <text:span text:style-name="T1">&lt;subpath data=\”s 0, 0 1 3000, 0 1 3000, 5000 1 0, 5000 1 0,0\”/&gt;</text:span></text:p>
      <text:p text:style-name="Text_20_body">                  <text:span text:style-name="T1">&lt;/clip&gt;</text:span></text:p>
      <text:p text:style-name="Text_20_body">         <text:span text:style-name="T1">&lt;/disp_conf&gt;</text:span></text:p>
      <text:p text:style-name="P11">&lt;/uoml:UOML_GET&gt;”);</text:p>
      <text:p text:style-name="P19"> </text:p>
      <text:p text:style-name="P20">Example 2: </text:p>
      <text:p text:style-name="P11">//Get one of the property value of an object.</text:p>
      <text:p text:style-name="P11">String strRet = uoml_call(“&lt;uoml:UOML_GET handle=”\”some_obj_handle_xxxxx\” usage = \”GET_PROP\”/&gt;</text:p>
      <text:p text:style-name="P45">&lt;property name=\”some_property_name_xxx\”/&gt;</text:p>
      <text:p text:style-name="P11">&lt;/uoml:UOML_GET&gt;”);</text:p>
      <text:p text:style-name="P18"> </text:p>
      <text:p text:style-name="P15">Example 3:</text:p>
      <text:p text:style-name="P11">//Get a sub_object handle based on position value.</text:p>
      <text:p text:style-name="P11">String strRet = uoml_call(“&lt;uoml:UOML_GET handle=”\”page_handle_xxxxx\” usage = \”GET_SUB\”/&gt;)”);</text:p>
      <text:p text:style-name="Text_20_body">         <text:span text:style-name="T1">&lt;pos val=\”10\”/&gt;</text:span></text:p>
      <text:p text:style-name="P11">&lt;/uoml:UOML_GET&gt;”);</text:p>
      <text:p text:style-name="P18"><text:soft-page-break/> </text:p>
      <text:p text:style-name="P15">Example 4:</text:p>
      <text:p text:style-name="P11">//Get the XML expression of an object.</text:p>
      <text:p text:style-name="P11">String strRet = uoml_call(“&lt;uoml:UOML_GET handle=”\”page_handle_xxxxx\” usage = \”GET_CONTENT\”/&gt;)”);</text:p>
      <text:p text:style-name="P18"> </text:p>
      <text:h text:style-name="P6" text:outline-level="3" text:is-list-header="true">Send an UOML_INSERT call</text:h>
      <text:p text:style-name="P11">String strRet = uoml_call(“&lt;uoml:UOML_INSERT handle=”\”parent_handle_xxxxx\” pos = \”3\”/&gt;</text:p>
      <text:p text:style-name="Text_20_body">         <text:span text:style-name="T1">&lt;xobj&gt;</text:span></text:p>
      <text:p text:style-name="Text_20_body">                  <text:span text:style-name="T1">&lt;ret lt_pt=\”100,200\” br_pt=\”180, 150\”/&gt;</text:span></text:p>
      <text:p text:style-name="Text_20_body">         <text:span text:style-name="T1">&lt;/xobj&gt;</text:span></text:p>
      <text:p text:style-name="P11">&lt;/uoml:UOML_GET&gt; “);</text:p>
      <text:h text:style-name="P5" text:outline-level="3" text:is-list-header="true">Send an UOML_DELETE call</text:h>
      <text:p text:style-name="P11">String strRet = uoml_call(“&lt;uoml:UOML_DELETE handle=”\”handle_xxxxx\”/&gt;”);</text:p>
      <text:h text:style-name="P6" text:outline-level="3" text:is-list-header="true">Send an UOML_SET call </text:h>
      <text:p text:style-name="P15">Example 1:</text:p>
      <text:p text:style-name="P11">//Set up a property value for an object.</text:p>
      <text:p text:style-name="P11">String str_ret = uoml_call(“&lt;uoml:UOML_SET handle=\”obj_handle_xxxxxx\”&gt;</text:p>
      <text:p text:style-name="Text_20_body">         <text:span text:style-name="T1">&lt;property&gt;</text:span></text:p>
      <text:p text:style-name="Text_20_body">                  <text:span text:style-name="T1">&lt;intVal name=\”SomePropName\” val=\”0\”/&gt;</text:span></text:p>
      <text:p text:style-name="Text_20_body">         <text:span text:style-name="T1">&lt;/property&gt;</text:span></text:p>
      <text:p text:style-name="P11">&lt;/uoml:UOML_SET&gt;”);</text:p>
      <text:p text:style-name="P18"> </text:p>
      <text:p text:style-name="P15">Example 2:</text:p>
      <text:p text:style-name="P11">//Reset the content of an object based on the given XML expression.</text:p>
      <text:p text:style-name="P11">String str_ret = uoml_call(“&lt;uoml:UOML_SET handle=\”obj_handle_xxxxxx\”&gt;</text:p>
      <text:p text:style-name="Text_20_body">         <text:span text:style-name="T1">&lt;xobj&gt;</text:span></text:p>
      <text:p text:style-name="Text_20_body">              <text:span text:style-name="T1">&lt;matrix f11=\”1.0\” f12=\”0.0\” f21=\”0.0\” f22\”1.0\”f31=\”0.0\” f32\”1.0”/&gt;</text:span></text:p>
      <text:p text:style-name="Text_20_body">         <text:span text:style-name="T1">&lt;/xobj&gt;</text:span></text:p>
      <text:p text:style-name="P11">&lt;/uoml:UOML_SET&gt;”);</text:p>
      <text:h text:style-name="P5" text:outline-level="3" text:is-list-header="true">Use UOML_PARSE</text:h>
      <text:p text:style-name="P14">Example 1:</text:p>
      <text:p text:style-name="P11">//Get the returning value after using UOML instructions.</text:p>
      <text:p text:style-name="P11"><text:soft-page-break/>String strHandle= uoml_parse(strRet,”handle”);</text:p>
      <text:p text:style-name="Text_20_body"> </text:p>
      <text:p text:style-name="P14">Example 2:</text:p>
      <text:p text:style-name="P11">//Check the UOML instruction operation is success or not.</text:p>
      <text:p text:style-name="P11">Bool success = uoml_parse(strRet,”SUCCESS”);</text:p>
      <text:p text:style-name="Text_20_body"> </text:p>
      <text:p text:style-name="P14">Example 3:</text:p>
      <text:p text:style-name="P11">//Get the error code after using UOML instruction.</text:p>
      <text:p text:style-name="P11">String err_info = uoml_parse(strRet,”ERR_INFO”);</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charset="x-symbol"/>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宋体"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宋体"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宋体" style:font-size-asian="18pt" style:font-weight-asian="bold" style:font-name-complex="Tahoma"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9-02-05T17:54:33</meta:creation-date>
    <dc:date>2009-02-05T18:01:24</dc:date>
    <meta:editing-cycles>2</meta:editing-cycles>
    <meta:editing-duration>PT7M7S</meta:editing-duration>
    <meta:user-defined meta:name="Info 1"/>
    <meta:user-defined meta:name="Info 2"/>
    <meta:user-defined meta:name="Info 3"/>
    <meta:user-defined meta:name="Info 4"/>
    <meta:document-statistic meta:table-count="0" meta:image-count="0" meta:object-count="0" meta:page-count="13" meta:paragraph-count="368" meta:word-count="2160" meta:character-count="13496"/>
  </office:meta>
</office:document-meta>
</file>